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158b" officeooo:paragraph-rsid="001315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fensif : pas ouf de faire que ça parce qu'on a l'impression que ça converge mais en fait l'IA ne veut juste pas mourir, elle ne cherche pas vraiment à gagner</text:p>
      <text:p text:style-name="P1"/>
      <text:p text:style-name="P1">Agressif : pas trop ouf non plus parce que -1 à chaque pas et donc cherche trop à mourir donc il va limite se suscider pour arrêter d'aller dans le négatif. A moins de mettre une récompense très haute c'est pas génial. Mais les récompenses trop hautes sont pas non plus géniales elles provoquent des bugs (pourquoi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'Mene Gregoire'</meta:initial-creator>
    <meta:creation-date>2019-05-28T19:49:55.943055826</meta:creation-date>
    <dc:date>2019-05-28T19:52:12.764940747</dc:date>
    <dc:creator>'Mene Gregoire'</dc:creator>
    <meta:editing-duration>PT2M17S</meta:editing-duration>
    <meta:editing-cycles>1</meta:editing-cycles>
    <meta:document-statistic meta:table-count="0" meta:image-count="0" meta:object-count="0" meta:page-count="1" meta:paragraph-count="2" meta:word-count="88" meta:character-count="475" meta:non-whitespace-character-count="389"/>
    <meta:generator>LibreOffice/4.3.3.2$Linux_X86_64 LibreOffice_project/430m0$Build-2</meta:generator>
  </office:meta>
</office:document-meta>
</file>